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Агтсешщт эьуэ ыгззщыув ещ куегктЖ  3" svg:font-family="'Агтсешщт эьуэ ыгззщыув ещ куегктЖ  3'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officeooo:paragraph-rsid="00f67795"/>
    </style:style>
    <style:style style:name="P2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style:font-name="Times New Roman" officeooo:paragraph-rsid="00f67795"/>
    </style:style>
    <style:style style:name="P3" style:family="paragraph" style:parent-style-name="Heading_20_2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officeooo:rsid="03688689" officeooo:paragraph-rsid="0368868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4" style:family="paragraph" style:parent-style-name="Heading_20_1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3bd5251" officeooo:paragraph-rsid="03bfb0a8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5" style:family="paragraph" style:parent-style-name="Text_20_body">
      <style:paragraph-properties fo:margin-left="9.98cm" fo:margin-right="0cm" fo:orphans="2" fo:widows="2" fo:text-indent="0cm" style:auto-text-indent="false"/>
      <style:text-properties fo:color="#000000" style:font-name="Times New Roman" officeooo:paragraph-rsid="001814c8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font-style-asian="normal" style:font-weight-asian="bold" style:font-name-complex="sans-serif" style:font-size-complex="10.5pt"/>
    </style:style>
    <style:style style:name="P7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814c8" style:font-size-asian="14pt" style:font-style-asian="normal" style:font-weight-asian="normal" style:font-name-complex="Times New Roman1"/>
    </style:style>
    <style:style style:name="P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9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01814c8"/>
    </style:style>
    <style:style style:name="P10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2f58d2d"/>
    </style:style>
    <style:style style:name="P11" style:family="paragraph" style:parent-style-name="Text_20_body">
      <style:paragraph-properties fo:margin-left="0.661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language-asian="zxx" style:country-asian="none" style:font-style-asian="normal" style:font-weight-asian="bold" style:font-name-complex="sans-serif" style:font-size-complex="10.5pt" style:language-complex="zxx" style:country-complex="none"/>
    </style:style>
    <style:style style:name="P12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01814c8"/>
    </style:style>
    <style:style style:name="P13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4" style:family="paragraph" style:parent-style-name="Text_20_body">
      <style:paragraph-properties fo:margin-left="12.47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5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16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6de440"/>
    </style:style>
    <style:style style:name="P17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967e8c"/>
    </style:style>
    <style:style style:name="P18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color="#000000" style:font-name="Times New Roman" officeooo:paragraph-rsid="03bfb0a8"/>
    </style:style>
    <style:style style:name="P19" style:family="paragraph" style:parent-style-name="Standard">
      <style:paragraph-properties fo:margin-top="0.201cm" fo:margin-bottom="0.201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c292af" officeooo:paragraph-rsid="03c292a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c1bebb" officeooo:paragraph-rsid="03c1bebb" style:font-size-asian="8pt" style:language-asian="zxx" style:country-asian="none" style:font-size-complex="8pt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04051" officeooo:paragraph-rsid="03d04051" style:font-size-asian="8pt" style:language-asian="zxx" style:country-asian="none" style:font-size-complex="8pt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4e840" officeooo:paragraph-rsid="03d4e840" style:font-size-asian="8pt" style:language-asian="zxx" style:country-asian="none" style:font-size-complex="8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5e090" officeooo:paragraph-rsid="03d5e090" style:font-size-asian="8pt" style:language-asian="zxx" style:country-asian="none" style:font-size-complex="8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7f260d" officeooo:paragraph-rsid="03973a68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a2a6f9" officeooo:paragraph-rsid="03973a68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d3045e" officeooo:paragraph-rsid="03d3045e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d3045e" officeooo:paragraph-rsid="03d304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c292af" officeooo:paragraph-rsid="03cddc0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officeooo:paragraph-rsid="02f8cafe"/>
    </style:style>
    <style:style style:name="P30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bfb0a8"/>
    </style:style>
    <style:style style:name="T1" style:family="text">
      <style:text-properties fo:font-variant="normal" fo:text-transform="none" fo:font-size="10.5pt" fo:letter-spacing="normal" fo:language="ru" fo:country="RU" fo:font-style="normal" fo:font-weight="bold" style:font-size-asian="10.5pt" style:font-style-asian="normal" style:font-weight-asian="bold" style:font-name-complex="sans-serif" style:font-size-complex="10.5pt"/>
    </style:style>
    <style:style style:name="T2" style:family="text">
      <style:text-properties fo:font-variant="normal" fo:text-transform="none" fo:font-size="10.5pt" fo:letter-spacing="normal" fo:language="ru" fo:country="RU" fo:font-style="normal" fo:font-weight="normal" style:font-size-asian="10.5pt" style:font-style-asian="normal" style:font-weight-asian="normal" style:font-name-complex="Times New Roman1" style:font-size-complex="10.5pt"/>
    </style:style>
    <style:style style:name="T3" style:family="text">
      <style:text-properties fo:font-variant="normal" fo:text-transform="none" fo:font-size="20pt" fo:letter-spacing="normal" fo:language="ru" fo:country="RU" fo:font-style="normal" fo:font-weight="normal" style:font-size-asian="20pt" style:font-style-asian="normal" style:font-weight-asian="normal" style:font-name-complex="Times New Roman1" style:font-size-complex="20pt"/>
    </style:style>
    <style:style style:name="T4" style:family="text">
      <style:text-properties fo:font-variant="normal" fo:text-transform="none" fo:font-size="20pt" fo:letter-spacing="normal" fo:font-style="normal" fo:font-weight="normal" style:font-size-asian="20pt" style:font-style-asian="normal" style:font-weight-asian="normal" style:font-name-complex="Times New Roman1" style:font-size-complex="20pt"/>
    </style:style>
    <style:style style:name="T5" style:family="text">
      <style:text-properties fo:font-variant="normal" fo:text-transform="none" fo:font-size="18pt" fo:letter-spacing="normal" fo:font-style="normal" fo:font-weight="normal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font-size="18pt" fo:letter-spacing="normal" fo:font-style="normal" fo:font-weight="normal" officeooo:rsid="03089cf7" style:font-size-asian="18pt" style:font-style-asian="normal" style:font-weight-asian="normal" style:font-name-complex="Times New Roman1" style:font-size-complex="18pt"/>
    </style:style>
    <style:style style:name="T7" style:family="text">
      <style:text-properties fo:font-variant="normal" fo:text-transform="none" fo:font-size="18pt" fo:letter-spacing="normal" fo:font-style="normal" fo:font-weight="normal" officeooo:rsid="02f58d2d" style:font-size-asian="18pt" style:font-style-asian="normal" style:font-weight-asian="normal" style:font-name-complex="Times New Roman1" style:font-size-complex="18pt"/>
    </style:style>
    <style:style style:name="T8" style:family="text">
      <style:text-properties fo:font-variant="normal" fo:text-transform="none" fo:font-size="18pt" fo:letter-spacing="normal" fo:font-style="normal" fo:font-weight="normal" officeooo:rsid="0364d0f1" style:font-size-asian="18pt" style:font-style-asian="normal" style:font-weight-asian="normal" style:font-name-complex="Times New Roman1" style:font-size-complex="18pt"/>
    </style:style>
    <style:style style:name="T9" style:family="text">
      <style:text-properties fo:font-variant="normal" fo:text-transform="none" fo:font-size="18pt" fo:letter-spacing="normal" fo:language="ru" fo:country="RU" fo:font-style="normal" fo:font-weight="normal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0" style:family="text">
      <style:text-properties fo:font-variant="normal" fo:text-transform="none" fo:font-size="18pt" fo:letter-spacing="normal" fo:language="ru" fo:country="RU" fo:font-style="normal" fo:font-weight="normal" officeooo:rsid="03bd5251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1" style:family="text">
      <style:text-properties fo:font-variant="normal" fo:text-transform="none" fo:font-size="18pt" fo:letter-spacing="normal" fo:language="ru" fo:country="RU" fo:font-style="normal" fo:font-weight="normal" officeooo:rsid="03d8def4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13" style:family="text">
      <style:text-properties fo:font-variant="normal" fo:text-transform="none" fo:font-size="14pt" fo:letter-spacing="normal" fo:font-style="normal" fo:font-weight="normal" officeooo:rsid="039d7999" style:font-size-asian="14pt" style:font-style-asian="normal" style:font-weight-asian="normal" style:font-name-complex="Times New Roman1"/>
    </style:style>
    <style:style style:name="T14" style:family="text">
      <style:text-properties fo:font-variant="normal" fo:text-transform="none" fo:font-size="14pt" fo:letter-spacing="normal" fo:language="en" fo:country="US" fo:font-style="normal" fo:font-weight="normal" style:font-size-asian="14pt" style:font-style-asian="normal" style:font-weight-asian="normal" style:font-name-complex="Times New Roman1"/>
    </style:style>
    <style:style style:name="T15" style:family="text">
      <style:text-properties fo:font-variant="normal" fo:text-transform="none" fo:font-size="14pt" fo:letter-spacing="normal" fo:language="en" fo:country="US" fo:font-style="normal" fo:font-weight="normal" officeooo:rsid="039d7999" style:font-size-asian="14pt" style:font-style-asian="normal" style:font-weight-asian="normal" style:font-name-complex="Times New Roman1"/>
    </style:style>
    <style:style style:name="T16" style:family="text">
      <style:text-properties fo:font-variant="normal" fo:text-transform="none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17" style:family="text">
      <style:text-properties fo:font-variant="normal" fo:text-transform="none" fo:font-size="14pt" fo:letter-spacing="normal" fo:language="ru" fo:country="RU" fo:font-style="normal" fo:font-weight="normal" officeooo:rsid="0066c5e0" style:font-size-asian="14pt" style:font-style-asian="normal" style:font-weight-asian="normal" style:font-name-complex="Times New Roman1"/>
    </style:style>
    <style:style style:name="T18" style:family="text">
      <style:text-properties fo:font-variant="normal" fo:text-transform="none" fo:font-size="14pt" fo:letter-spacing="normal" fo:language="ru" fo:country="RU" fo:font-style="normal" fo:font-weight="normal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19" style:family="text">
      <style:text-properties fo:font-variant="normal" fo:text-transform="none" fo:font-size="14pt" fo:letter-spacing="normal" fo:language="ru" fo:country="RU" fo:font-style="normal" fo:font-weight="normal" officeooo:rsid="038f4983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20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3902b73" style:font-size-asian="14pt" style:language-asian="zxx" style:country-asian="none" style:font-style-asian="normal" style:font-weight-asian="normal" style:font-name-complex="Times New Roman1" style:language-complex="zxx" style:country-complex="none" loext:padding="0cm" loext:border="none"/>
    </style:style>
    <style:style style:name="T21" style:family="text">
      <style:text-properties officeooo:rsid="03bfb0a8"/>
    </style:style>
    <style:style style:name="T22" style:family="text">
      <style:text-properties officeooo:rsid="03dc444f"/>
    </style:style>
    <style:style style:name="T23" style:family="text">
      <style:text-properties officeooo:rsid="03de11d9"/>
    </style:style>
    <style:style style:name="T24" style:family="text">
      <style:text-properties officeooo:rsid="03e0ee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анкт-Петербургский национальный исследовательский университет </text:p>
      <text:p text:style-name="P9"><text:span text:style-name="T1">информационных технологий, механики и оптики</text:span><text:span text:style-name="T2"><text:line-break/></text:span><text:span text:style-name="T1">(Университет ИТМО)</text:span><text:span text:style-name="T2"> </text:span><text:bookmark text:name="report_R98097615122270904"/></text:p>
      <text:p text:style-name="P11">Факультет компьютерных технологий и управления</text:p>
      <text:p text:style-name="P11">Кафедра вычислительной техники</text:p>
      <text:p text:style-name="P7"/>
      <text:p text:style-name="P8"> </text:p>
      <text:p text:style-name="P8"> </text:p>
      <text:p text:style-name="P8"> </text:p>
      <text:p text:style-name="P8"> </text:p>
      <text:p text:style-name="P8"> </text:p>
      <text:p text:style-name="P9"><text:span text:style-name="T3">Лабораторная</text:span><text:span text:style-name="T4"> работа</text:span><text:span text:style-name="T5"> </text:span><text:span text:style-name="T6">№</text:span><text:span text:style-name="T8">1</text:span></text:p>
      <text:p text:style-name="P10"><text:span text:style-name="T5">п</text:span><text:span text:style-name="T7">о дисциплине</text:span></text:p>
      <text:p text:style-name="P29"><text:span text:style-name="T5">«</text:span><text:span text:style-name="T10">Технологии программировани</text:span><text:span text:style-name="T11">я</text:span><text:span text:style-name="T9">» </text:span></text:p>
      <text:p text:style-name="P12"> </text:p>
      <text:p text:style-name="P12"> </text:p>
      <text:p text:style-name="P12"> </text:p>
      <text:p text:style-name="P12"> </text:p>
      <text:p text:style-name="P12"> </text:p>
      <text:p text:style-name="P13"> </text:p>
      <text:p text:style-name="P14"> </text:p>
      <text:p text:style-name="P5"><text:span text:style-name="T12">Выполнил<text:line-break/>студент </text:span><text:span text:style-name="T13">4</text:span><text:span text:style-name="T12"> курса,<text:line-break/>группы </text:span><text:span text:style-name="T14">P3</text:span><text:span text:style-name="T15">4</text:span><text:span text:style-name="T14">00</text:span><text:span text:style-name="T12"><text:line-break/></text:span><text:span text:style-name="T14">C</text:span><text:span text:style-name="T16">апожников Борис Константинович</text:span></text:p>
      <text:p text:style-name="P2"><text:span text:style-name="T17">Р</text:span><text:span text:style-name="T12">уководитель</text:span><text:span text:style-name="T16">:</text:span></text:p>
      <text:p text:style-name="P1"><text:span text:style-name="Strong_20_Emphasis"><text:span text:style-name="T20">кандидат технических наук</text:span></text:span></text:p>
      <text:p text:style-name="P4">Оголюк Александр <text:span text:style-name="T21">Александрович</text:span></text:p>
      <text:p text:style-name="P3"/>
      <text:p text:style-name="P15"> </text:p>
      <text:p text:style-name="P15"> </text:p>
      <text:p text:style-name="P16"> </text:p>
      <text:p text:style-name="P15"> </text:p>
      <text:p text:style-name="P17"> </text:p>
      <text:p text:style-name="P30"> </text:p>
      <text:p text:style-name="P18"><text:span text:style-name="T18">Санкт-Петербург — 201</text:span><text:span text:style-name="T19">8</text:span></text:p>
      <text:p text:style-name="P19"><text:soft-page-break/>list1.py</text:p>
      <text:p text:style-name="P20"># 1. </text:p>
      <text:p text:style-name="P20"># Вх: список строк, Возвр: кол-во строк</text:p>
      <text:p text:style-name="P20"># где строка &gt; 2 символов и первый символ == последнему</text:p>
      <text:p text:style-name="P20"/>
      <text:p text:style-name="P20">def me(words):</text:p>
      <text:p text:style-name="P20"><text:tab/>count = 0</text:p>
      <text:p text:style-name="P20"><text:s text:c="2"/><text:tab/>for s in words:</text:p>
      <text:p text:style-name="P20"><text:s text:c="2"/><text:tab/><text:tab/>if len(s)&gt;2 and s[0] == s[-1] :</text:p>
      <text:p text:style-name="P20"><text:s text:c="2"/><text:tab/><text:tab/><text:tab/>count += 1</text:p>
      <text:p text:style-name="P20"><text:s text:c="2"/><text:tab/>return count</text:p>
      <text:p text:style-name="P20"/>
      <text:p text:style-name="P20"/>
      <text:p text:style-name="P20"># 2. </text:p>
      <text:p text:style-name="P20"># Вх: список строк, Возвр: список со строками (упорядочено)</text:p>
      <text:p text:style-name="P20"># за искл всех строк начинающихся с 'x', которые попадают в начало списка.</text:p>
      <text:p text:style-name="P20"># ['tix', 'xyz', 'apple', 'xacadu', 'aabbbccc'] -&gt; ['xacadu', 'xyz', 'aabbbccc', 'apple', 'tix']</text:p>
      <text:p text:style-name="P20"/>
      <text:p text:style-name="P20">def fx(words)</text:p>
      <text:p text:style-name="P20"><text:tab/>return sorted(words, key=lambda s : ('0', s) if s.startswith('x') else ('1', s))</text:p>
      <text:p text:style-name="P20"/>
      <text:p text:style-name="P20"># 3. </text:p>
      <text:p text:style-name="P20"># Вх: список непустых кортежей, </text:p>
      <text:p text:style-name="P20"># Возвр: список сортир по возрастанию последнего элемента в каждом корт.</text:p>
      <text:p text:style-name="P20"># [(1, 7), (1, 3), (3, 4, 5), (2, 2)] -&gt; [(2, 2), (1, 3), (3, 4, 5), (1, 7)]</text:p>
      <text:p text:style-name="P20"/>
      <text:p text:style-name="P20">def sorttuple(words):</text:p>
      <text:p text:style-name="P20"><text:tab/>return sorted(words, key=lambda item: item[-1])</text:p>
      <text:p text:style-name="P20"/>
      <text:p text:style-name="P20"/>
      <text:p text:style-name="P20">def test(func, res, expt):</text:p>
      <text:p text:style-name="P20"><text:tab/>print 'Function \''+str(func)+'\' supposed to return: ', expt<text:tab/></text:p>
      <text:p text:style-name="P20"><text:tab/>print ('and' if res == expt <text:s/>else 'but') + ' returns:' , res</text:p>
      <text:p text:style-name="P20"/>
      <text:p text:style-name="P20"/>
      <text:p text:style-name="P20">if __name__ == '__main__':</text:p>
      <text:p text:style-name="P20"><text:tab/>#test 1</text:p>
      <text:p text:style-name="P20"><text:tab/>test('me', me(['f', 'oo', 'barb', 'aaaaaa', 'rrr']), 3);<text:tab/></text:p>
      <text:p text:style-name="P20"><text:tab/>#test 2</text:p>
      <text:p text:style-name="P20"><text:tab/>test('fx', fx(['tix', 'xyz', 'apple', 'xacadu', 'aabbbccc']), ['xacadu', 'xyz', 'aabbbccc', 'apple', 'tix']);<text:tab/></text:p>
      <text:p text:style-name="P20"><text:tab/>#test 3</text:p>
      <text:p text:style-name="P20"><text:tab/>test('sorttuple', sorttuple([(1, 7), (1, 3), (3, 4, 5), (2, 2)]), [(2, 2), (1, 3), (3, 4, 5), (1, 7)]);</text:p>
      <text:p text:style-name="P20"/>
      <text:p text:style-name="P28">string1.py</text:p>
      <text:p text:style-name="P20"><text:tab/></text:p>
      <text:p text:style-name="P21"># 1. </text:p>
      <text:p text:style-name="P21"># Вх: строка. Если длина &gt; 3, добавить в конец "ing", </text:p>
      <text:p text:style-name="P21"># если в конце нет уже "ing", иначе добавить "ly".</text:p>
      <text:p text:style-name="P21">def v(s):</text:p>
      <text:p text:style-name="P21"><text:s text:c="2"/><text:tab/>func = lambda s : s + 'ing' if len(s)<text:span text:style-name="T22">&gt;3</text:span> and s.endswith('ing') else s + 'ly'</text:p>
      <text:p text:style-name="P21"><text:s text:c="2"/><text:tab/>return func(s)</text:p>
      <text:p text:style-name="P21"/>
      <text:p text:style-name="P21"># 2. </text:p>
      <text:p text:style-name="P21"># Вх: строка. Заменить подстроку от 'not' до 'bad'. ('bad' после 'not')</text:p>
      <text:p text:style-name="P21"># на 'good'.</text:p>
      <text:p text:style-name="P21"># Пример: So 'This music is not so bad!' -&gt; This music is good!</text:p>
      <text:p text:style-name="P21">def nb(s):</text:p>
      <text:p text:style-name="P21"><text:tab/>start = s.find('not')</text:p>
      <text:p text:style-name="P21"><text:tab/>stop = s.find('bad', start)</text:p>
      <text:p text:style-name="P21"><text:tab/>if start != -1 and stop != -1:</text:p>
      <text:p text:style-name="P21"><text:tab/><text:tab/>s=s[:start] + 'good' + s[stop+3:]</text:p>
      <text:p text:style-name="P21"><text:s text:c="2"/><text:tab/>return s</text:p>
      <text:p text:style-name="P21"/>
      <text:p text:style-name="P21"/>
      <text:p text:style-name="P21">def test(func, res, expt):</text:p>
      <text:p text:style-name="P21"><text:s text:c="2"/>print 'Function \''+str(func)+'\' supposed to return: \'' + expt + '\'' </text:p>
      <text:p text:style-name="P21"><text:s text:c="2"/>print ('and' if res == expt <text:s/>else 'but') + ' returns: \'' + res + '\''</text:p>
      <text:p text:style-name="P21"/>
      <text:p text:style-name="P21"/>
      <text:p text:style-name="P21">if __name__ == '__main__':</text:p>
      <text:p text:style-name="P21"><text:s text:c="2"/>#main()</text:p>
      <text:p text:style-name="P21"><text:s text:c="2"/>#test1 </text:p>
      <text:p text:style-name="P21"><text:s text:c="2"/>test('v', v('ling'), 'ling<text:span text:style-name="T23">ly</text:span>')</text:p>
      <text:p text:style-name="P21"><text:s text:c="2"/>#test('num_of_items', num_of_items(3), 'Number of: 3')</text:p>
      <text:p text:style-name="P21"><text:s text:c="2"/>#test2</text:p>
      <text:p text:style-name="P21"><text:s text:c="2"/>test('nb', nb('This music is not so bad!'), 'This music is good!')</text:p>
      <text:p text:style-name="P24"><text:soft-page-break/></text:p>
      <text:p text:style-name="P27">Вывод:</text:p>
      <text:p text:style-name="P26"/>
      <text:p text:style-name="P22">Function 'me' supposed to return: <text:s/>3</text:p>
      <text:p text:style-name="P22">and returns: 3</text:p>
      <text:p text:style-name="P22">Function 'fx' supposed to return: <text:s/>['xacadu', 'xyz', 'aabbbccc', 'apple', 'tix']</text:p>
      <text:p text:style-name="P22">and returns: ['xacadu', 'xyz', 'aabbbccc', 'apple', 'tix']</text:p>
      <text:p text:style-name="P22">Function 'sorttuple' supposed to return: <text:s/>[(2, 2), (1, 3), (3, 4, 5), (1, 7)]</text:p>
      <text:p text:style-name="P22">and returns: [(2, 2), (1, 3), (3, 4, 5), (1, 7)]</text:p>
      <text:p text:style-name="P22"/>
      <text:p text:style-name="P23">Function 'v' supposed to return: 'ling<text:span text:style-name="T24">ly</text:span>'</text:p>
      <text:p text:style-name="P23">and returns: 'ling<text:span text:style-name="T24">ly</text:span>'</text:p>
      <text:p text:style-name="P23">Function 'nb' supposed to return: 'This music is good!'</text:p>
      <text:p text:style-name="P23">and returns: 'This music is good!'</text:p>
      <text:p text:style-name="P24"/>
      <text:p text:style-name="P24"/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Агтсешщт эьуэ ыгззщыув ещ куегктЖ  3" svg:font-family="'Агтсешщт эьуэ ыгззщыув ещ куегктЖ  3'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oi.ioea" style:family="paragraph" style:parent-style-name="Default" style:default-outline-level="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fo:text-indent="-1.27cm" fo:margin-left="3.493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fo:text-indent="-2.54cm" fo:margin-left="7.726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8:18:00</meta:creation-date>
    <meta:editing-duration>P6DT3H39M54S</meta:editing-duration>
    <meta:editing-cycles>782</meta:editing-cycles>
    <meta:generator>LibreOffice/5.1.6.2$Linux_X86_64 LibreOffice_project/10m0$Build-2</meta:generator>
    <dc:date>2018-10-23T12:07:37.524529195</dc:date>
    <dc:title>Лабораторная работа N 1</dc:title>
    <meta:initial-creator>BorisFedorov</meta:initial-creator>
    <meta:print-date>2017-05-04T08:42:20.236186809</meta:print-date>
    <meta:document-statistic meta:table-count="0" meta:image-count="0" meta:object-count="0" meta:page-count="3" meta:paragraph-count="101" meta:word-count="485" meta:character-count="3077" meta:non-whitespace-character-count="2578"/>
    <meta:user-defined meta:name="Info 1"/>
    <meta:user-defined meta:name="Info 2"/>
    <meta:user-defined meta:name="Info 3"/>
    <meta:user-defined meta:name="Info 4"/>
  </office:meta>
</office:document-meta>
</file>